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Gothic1" svg:font-family="'MS Gothic'" style:font-family-generic="modern" style:font-pitch="fixed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 style:master-page-name="MP0">
      <style:paragraph-properties fo:margin-top="0cm" fo:margin-bottom="0cm" style:page-number="auto" fo:break-before="page"/>
    </style:style>
    <style:style style:name="P2" style:family="paragraph" style:parent-style-name="Normal">
      <style:paragraph-properties fo:margin-top="0cm" fo:margin-bottom="0cm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>
      <style:paragraph-properties fo:margin-top="0cm" fo:margin-bottom="0cm"/>
    </style:style>
    <style:style style:name="T1" style:family="text">
      <style:text-properties style:font-name="Consola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Police_20_par_20_défaut"><text:span text:style-name="T1">&lt;!DOCTYPE html&gt;</text:span></text:span><text:line-break/><text:span text:style-name="Police_20_par_20_défaut"><text:span text:style-name="T1">&lt;html lang="fr"&gt;</text:span></text:span><text:line-break/><text:span text:style-name="Police_20_par_20_défaut"><text:span text:style-name="T1">&lt;head&gt;</text:span></text:span><text:line-break/><text:span text:style-name="Police_20_par_20_défaut"><text:span text:style-name="T1"> <text:s/>&lt;meta charset="UTF-8"&gt;</text:span></text:span><text:line-break/><text:span text:style-name="Police_20_par_20_défaut"><text:span text:style-name="T1"> <text:s/>&lt;meta name="viewport" content="width=device-width, initial-scale=1.0"&gt;</text:span></text:span><text:line-break/><text:span text:style-name="Police_20_par_20_défaut"><text:span text:style-name="T1"> <text:s/>&lt;title&gt;Travaux Express&lt;/title&gt;</text:span></text:span><text:line-break/><text:span text:style-name="Police_20_par_20_défaut"><text:span text:style-name="T1"> <text:s/>&lt;link rel="stylesheet" href="style.css"&gt;</text:span></text:span><text:line-break/><text:span text:style-name="Police_20_par_20_défaut"><text:span text:style-name="T1">&lt;/head&gt;</text:span></text:span><text:line-break/><text:span text:style-name="Police_20_par_20_défaut"><text:span text:style-name="T1">&lt;body&gt;</text:span></text:span><text:line-break/><text:line-break/><text:span text:style-name="Police_20_par_20_défaut"><text:span text:style-name="T1"> <text:s/>&lt;header&gt;</text:span></text:span><text:line-break/><text:span text:style-name="Police_20_par_20_défaut"><text:span text:style-name="T1"> <text:s text:c="3"/>&lt;h1&gt;Travaux Express&lt;/h1&gt;</text:span></text:span><text:line-break/><text:span text:style-name="Police_20_par_20_défaut"><text:span text:style-name="T1"> <text:s text:c="3"/>&lt;p&gt;L’application mobile qui connecte clients et artisans en toute simplicité.&lt;/p&gt;</text:span></text:span><text:line-break/><text:span text:style-name="Police_20_par_20_défaut"><text:span text:style-name="T1"> <text:s text:c="3"/>&lt;a href="#inscription" class="cta-button"&gt;Devenir partenaire&lt;/a&gt;</text:span></text:span><text:line-break/><text:span text:style-name="Police_20_par_20_défaut"><text:span text:style-name="T1"> <text:s/>&lt;/header&gt;</text:span></text:span><text:line-break/><text:line-break/><text:span text:style-name="Police_20_par_20_défaut"><text:span text:style-name="T1"> <text:s/>&lt;section&gt;</text:span></text:span><text:line-break/><text:span text:style-name="Police_20_par_20_défaut"><text:span text:style-name="T1"> <text:s text:c="3"/>&lt;h2&gt;Comment ça marche&lt;/h2&gt;</text:span></text:span><text:line-break/><text:span text:style-name="Police_20_par_20_défaut"><text:span text:style-name="T1"> <text:s text:c="3"/>&lt;div class="steps"&gt;</text:span></text:span><text:line-break/><text:span text:style-name="Police_20_par_20_défaut"><text:span text:style-name="T1"> <text:s text:c="5"/>&lt;div&gt;</text:span></text:span><text:line-break/><text:span text:style-name="Police_20_par_20_défaut"><text:span text:style-name="T1"> <text:s text:c="7"/>&lt;h3&gt;1. Inscription&lt;/h3&gt;</text:span></text:span><text:line-break/><text:span text:style-name="Police_20_par_20_défaut"><text:span text:style-name="T1"> <text:s text:c="7"/>&lt;p&gt;Remplissez le formulaire pour rejoindre notre réseau.&lt;/p&gt;</text:span></text:span><text:line-break/><text:span text:style-name="Police_20_par_20_défaut"><text:span text:style-name="T1"> <text:s text:c="5"/>&lt;/div&gt;</text:span></text:span><text:line-break/><text:span text:style-name="Police_20_par_20_défaut"><text:span text:style-name="T1"> <text:s text:c="5"/>&lt;div&gt;</text:span></text:span><text:line-break/><text:span text:style-name="Police_20_par_20_défaut"><text:span text:style-name="T1"> <text:s text:c="7"/>&lt;h3&gt;2. Validation&lt;/h3&gt;</text:span></text:span><text:line-break/><text:span text:style-name="Police_20_par_20_défaut"><text:span text:style-name="T1"> <text:s text:c="7"/>&lt;p&gt;Nous vérifions vos informations et activons votre profil.&lt;/p&gt;</text:span></text:span><text:line-break/><text:span text:style-name="Police_20_par_20_défaut"><text:span text:style-name="T1"> <text:s text:c="5"/>&lt;/div&gt;</text:span></text:span><text:line-break/><text:span text:style-name="Police_20_par_20_défaut"><text:span text:style-name="T1"> <text:s text:c="5"/>&lt;div&gt;</text:span></text:span><text:line-break/><text:span text:style-name="Police_20_par_20_défaut"><text:span text:style-name="T1"> <text:s text:c="7"/>&lt;h3&gt;3. Missions&lt;/h3&gt;</text:span></text:span><text:line-break/><text:span text:style-name="Police_20_par_20_défaut"><text:span text:style-name="T1"> <text:s text:c="7"/>&lt;p&gt;Recevez des demandes de clients dans votre zone.&lt;/p&gt;</text:span></text:span><text:line-break/><text:span text:style-name="Police_20_par_20_défaut"><text:span text:style-name="T1"> <text:s text:c="5"/>&lt;/div&gt;</text:span></text:span><text:line-break/><text:span text:style-name="Police_20_par_20_défaut"><text:span text:style-name="T1"> <text:s text:c="3"/>&lt;/div&gt;</text:span></text:span><text:line-break/><text:span text:style-name="Police_20_par_20_défaut"><text:span text:style-name="T1"> <text:s/>&lt;/section&gt;</text:span></text:span><text:line-break/><text:line-break/><text:span text:style-name="Police_20_par_20_défaut"><text:span text:style-name="T1"> <text:s/>&lt;section id="inscription"&gt;</text:span></text:span><text:line-break/><text:span text:style-name="Police_20_par_20_défaut"><text:span text:style-name="T1"> <text:s text:c="3"/>&lt;h2&gt;Formulaire d’inscription&lt;/h2&gt;</text:span></text:span><text:line-break/><text:span text:style-name="Police_20_par_20_défaut"><text:span text:style-name="T1"> <text:s text:c="3"/>&lt;form&gt;</text:span></text:span><text:line-break/><text:span text:style-name="Police_20_par_20_défaut"><text:span text:style-name="T1"> <text:s text:c="5"/>&lt;input type="text" name="nom" placeholder="Nom / Prénom" required&gt;</text:span></text:span><text:line-break/><text:span text:style-name="Police_20_par_20_défaut"><text:span text:style-name="T1"> <text:s text:c="5"/>&lt;input type="text" name="entreprise" placeholder="Nom de </text:span></text:span><text:soft-page-break/><text:span text:style-name="Police_20_par_20_défaut"><text:span text:style-name="T1">l’entreprise"&gt;</text:span></text:span><text:line-break/><text:span text:style-name="Police_20_par_20_défaut"><text:span text:style-name="T1"> <text:s text:c="5"/>&lt;input type="text" name="metier" placeholder="Métier / Spécialité" required&gt;</text:span></text:span><text:line-break/><text:span text:style-name="Police_20_par_20_défaut"><text:span text:style-name="T1"> <text:s text:c="5"/>&lt;input type="text" name="zone" placeholder="Zone d’intervention" required&gt;</text:span></text:span><text:line-break/><text:span text:style-name="Police_20_par_20_défaut"><text:span text:style-name="T1"> <text:s text:c="5"/>&lt;input type="email" name="email" placeholder="Email" required&gt;</text:span></text:span><text:line-break/><text:span text:style-name="Police_20_par_20_défaut"><text:span text:style-name="T1"> <text:s text:c="5"/>&lt;input type="tel" name="telephone" placeholder="Téléphone"&gt;</text:span></text:span><text:line-break/><text:span text:style-name="Police_20_par_20_défaut"><text:span text:style-name="T1"> <text:s text:c="5"/>&lt;textarea name="message" placeholder="Message complémentaire"&gt;&lt;/textarea&gt;</text:span></text:span><text:line-break/><text:span text:style-name="Police_20_par_20_défaut"><text:span text:style-name="T1"> <text:s text:c="5"/>&lt;label&gt;&lt;input type="checkbox" name="newsletter"&gt; Je souhaite être informé des nouveautés&lt;/label&gt;</text:span></text:span><text:line-break/><text:span text:style-name="Police_20_par_20_défaut"><text:span text:style-name="T1"> <text:s text:c="5"/>&lt;button type="submit"&gt;Envoyer ma demande&lt;/button&gt;</text:span></text:span><text:line-break/><text:span text:style-name="Police_20_par_20_défaut"><text:span text:style-name="T1"> <text:s text:c="3"/>&lt;/form&gt;</text:span></text:span><text:line-break/><text:span text:style-name="Police_20_par_20_défaut"><text:span text:style-name="T1"> <text:s/>&lt;/section&gt;</text:span></text:span><text:line-break/><text:line-break/><text:span text:style-name="Police_20_par_20_défaut"><text:span text:style-name="T1"> <text:s/>&lt;footer&gt;</text:span></text:span><text:line-break/><text:span text:style-name="Police_20_par_20_défaut"><text:span text:style-name="T1"> <text:s text:c="3"/>📧 </text:span></text:span><text:a xlink:type="simple" xlink:href="mailto:travauxexpress@laposte.net" office:target-frame-name="_top" xlink:show="replace" text:style-name="Internet_20_link" text:visited-style-name="Visited_20_Internet_20_Link"><text:span text:style-name="Lien_20_hypertexte"><text:span text:style-name="T1">travauxexpress@laposte.net</text:span></text:span></text:a><text:span text:style-name="Police_20_par_20_défaut"><text:span text:style-name="T1"> | 📱 +33 7 69 30 27 25&lt;br&gt;</text:span></text:span><text:line-break/><text:span text:style-name="Police_20_par_20_défaut"><text:span text:style-name="T1"> <text:s text:c="3"/>Mentions légales | Politique de confidentialité | CGU</text:span></text:span><text:line-break/><text:span text:style-name="Police_20_par_20_défaut"><text:span text:style-name="T1"> <text:s/>&lt;/footer&gt;</text:span></text:span><text:line-break/><text:line-break/><text:span text:style-name="Police_20_par_20_défaut"><text:span text:style-name="T1">&lt;/body&gt;</text:span></text:span><text:line-break/><text:span text:style-name="Police_20_par_20_défaut"><text:span text:style-name="T1">&lt;/html&gt;</text:span></text:span><text:line-break/></text:p>
      <text:p text:style-name="P4">&lt;script&gt;</text:p>
      <text:p text:style-name="Preformatted_20_Text"><text:s text:c="2"/>document.querySelector("form").addEventListener("submit", function(e) {</text:p>
      <text:p text:style-name="Preformatted_20_Text"><text:s text:c="4"/>const email = document.querySelector("input[name='email']").value;</text:p>
      <text:p text:style-name="Preformatted_20_Text"><text:s text:c="4"/>if (!email.includes("@")) {</text:p>
      <text:p text:style-name="Preformatted_20_Text"><text:s text:c="6"/>alert("Veuillez entrer un email valide.");</text:p>
      <text:p text:style-name="Preformatted_20_Text"><text:s text:c="6"/>e.preventDefault();</text:p>
      <text:p text:style-name="Preformatted_20_Text"><text:s text:c="4"/>}</text:p>
      <text:p text:style-name="Preformatted_20_Text"><text:s text:c="2"/>});</text:p>
      <text:p text:style-name="P3">&lt;/script&gt;</text:p>
      <text:p text:style-name="P4">&lt;script&gt;</text:p>
      <text:p text:style-name="Preformatted_20_Text"><text:s text:c="2"/>if ("geolocation" in navigator) {</text:p>
      <text:p text:style-name="Preformatted_20_Text"><text:s text:c="4"/>navigator.geolocation.getCurrentPosition(function(position) {</text:p>
      <text:p text:style-name="Preformatted_20_Text"><text:s text:c="6"/>const zoneInput = document.querySelector("input[name='zone']");</text:p>
      <text:p text:style-name="Preformatted_20_Text"><text:s text:c="6"/>zoneInput.value = `Lat: ${position.coords.latitude}, Long: ${position.coords.longitude}`;</text:p>
      <text:p text:style-name="Preformatted_20_Text"><text:s text:c="4"/>});</text:p>
      <text:p text:style-name="Preformatted_20_Text"><text:s text:c="2"/>}</text:p>
      <text:p text:style-name="P3">&lt;/script&gt;</text:p>
      <text:p text:style-name="P4">&lt;footer&gt;</text:p>
      <text:p text:style-name="Preformatted_20_Text"><text:s text:c="2"/>&lt;div id="clock"&gt;&lt;/div&gt;</text:p>
      <text:p text:style-name="Preformatted_20_Text"><text:s text:c="2"/>? travauxexpress@laposte.net | ? +33 7 69 30 27 25&lt;br&gt;</text:p>
      <text:p text:style-name="Preformatted_20_Text"><text:s text:c="2"/>Mentions légales | Politique de confidentialité | CGU</text:p>
      <text:p text:style-name="Preformatted_20_Text"><text:soft-page-break/>&lt;/footer&gt;</text:p>
      <text:p text:style-name="Preformatted_20_Text"/>
      <text:p text:style-name="Preformatted_20_Text">&lt;script&gt;</text:p>
      <text:p text:style-name="Preformatted_20_Text"><text:s text:c="2"/>function updateClock() {</text:p>
      <text:p text:style-name="Preformatted_20_Text"><text:s text:c="4"/>const now = new Date();</text:p>
      <text:p text:style-name="Preformatted_20_Text"><text:s text:c="4"/>document.getElementById("clock").textContent = now.toLocaleTimeString();</text:p>
      <text:p text:style-name="Preformatted_20_Text"><text:s text:c="2"/>}</text:p>
      <text:p text:style-name="Preformatted_20_Text"><text:s text:c="2"/>setInterval(updateClock, 1000);</text:p>
      <text:p text:style-name="Preformatted_20_Text"><text:s text:c="2"/>updateClock();</text:p>
      <text:p text:style-name="P3">&lt;/script&gt;</text:p>
      <text:p text:style-name="P4">&lt;select id="filtreMetier"&gt;</text:p>
      <text:p text:style-name="Preformatted_20_Text"><text:s text:c="2"/>&lt;option value=""&gt;-- Choisir un métier --&lt;/option&gt;</text:p>
      <text:p text:style-name="Preformatted_20_Text"><text:s text:c="2"/>&lt;option value="plombier"&gt;Plombier&lt;/option&gt;</text:p>
      <text:p text:style-name="Preformatted_20_Text"><text:s text:c="2"/>&lt;option value="électricien"&gt;Électricien&lt;/option&gt;</text:p>
      <text:p text:style-name="Preformatted_20_Text">&lt;/select&gt;</text:p>
      <text:p text:style-name="Preformatted_20_Text"/>
      <text:p text:style-name="Preformatted_20_Text">&lt;div id="resultats"&gt;&lt;/div&gt;</text:p>
      <text:p text:style-name="Preformatted_20_Text"/>
      <text:p text:style-name="Preformatted_20_Text">&lt;script&gt;</text:p>
      <text:p text:style-name="Preformatted_20_Text"><text:s text:c="2"/>const artisans = [</text:p>
      <text:p text:style-name="Preformatted_20_Text"><text:s text:c="4"/>{ nom: "Jean Dupont", metier: "plombier", zone: "Paris" },</text:p>
      <text:p text:style-name="Preformatted_20_Text"><text:s text:c="4"/>{ nom: "Marie Dubois", metier: "électricien", zone: "Lyon" }</text:p>
      <text:p text:style-name="Preformatted_20_Text"><text:s text:c="2"/>];</text:p>
      <text:p text:style-name="Preformatted_20_Text"/>
      <text:p text:style-name="Preformatted_20_Text"><text:s text:c="2"/>document.getElementById("filtreMetier").addEventListener("change", function() {</text:p>
      <text:p text:style-name="Preformatted_20_Text"><text:s text:c="4"/>const metier = this.value;</text:p>
      <text:p text:style-name="Preformatted_20_Text"><text:s text:c="4"/>const resultats = artisans.filter(a =&gt; a.metier === metier);</text:p>
      <text:p text:style-name="Preformatted_20_Text"><text:s text:c="4"/>document.getElementById("resultats").innerHTML = resultats.map(a =&gt; `&lt;p&gt;${a.nom} - ${a.zone}&lt;/p&gt;`).join("");</text:p>
      <text:p text:style-name="Preformatted_20_Text"><text:s text:c="2"/>});</text:p>
      <text:p text:style-name="P3">&lt;/script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Gothic1" svg:font-family="'MS Gothic'" style:font-family-generic="modern" style:font-pitch="fixed"/>
    <style:font-face style:name="Times New Roman" svg:font-family="'Times New Roman'" style:font-family-generic="roman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ptos" fo:font-size="12pt" fo:letter-spacing="normal" fo:language="fr" fo:country="F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fo:keep-together="always" fo:hyphenation-ladder-count="no-limit" fo:keep-with-next="always"/>
      <style:text-properties fo:color="#0f4761" fo:font-size="14pt" style:font-name-asian="MS Gothic1" style:font-size-asian="14pt" style:font-name-complex="Times New Roman" style:font-size-complex="14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467886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herve sillon</meta:initial-creator>
    <dc:creator>hervé sillon</dc:creator>
    <meta:creation-date>2025-10-24T21:18:00Z</meta:creation-date>
    <dc:date>2025-10-24T23:44:11.95</dc:date>
    <meta:editing-cycles>2</meta:editing-cycles>
    <meta:editing-duration>PT4M30S</meta:editing-duration>
    <meta:document-statistic meta:table-count="0" meta:image-count="0" meta:object-count="0" meta:page-count="3" meta:paragraph-count="48" meta:word-count="304" meta:character-count="3435"/>
    <meta:template xlink:type="simple" xlink:actuate="onRequest" xlink:title="" xlink:href="Normal.dotm"/>
  </office:meta>
</office:document-meta>
</file>